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5.113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868cm" fo:min-width="0cm" fo:padding-top="0.165cm" fo:padding-bottom="0.165cm" fo:padding-left="0.29cm" fo:padding-right="0.29cm" fo:wrap-option="wrap"/>
    </style:style>
    <style:style style:name="gr6" style:family="graphic" style:parent-style-name="standard">
      <style:graphic-properties draw:stroke="none" svg:stroke-color="#000000" draw:fill="none" draw:fill-color="#ffffff" fo:min-height="4.474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167cm" fo:min-width="0cm" fo:padding-top="0.165cm" fo:padding-bottom="0.165cm" fo:padding-left="0.29cm" fo:padding-right="0.29cm" fo:wrap-option="wrap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8cm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379cm" fo:min-width="0cm" fo:padding-top="0.165cm" fo:padding-bottom="0.165cm" fo:padding-left="0.29cm" fo:padding-right="0.29cm" fo:wrap-option="wrap"/>
    </style:style>
    <style:style style:name="gr13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0.574cm" fo:min-width="0cm" fo:padding-top="0.165cm" fo:padding-bottom="0.165cm" fo:padding-left="0.29cm" fo:padding-right="0.29cm" fo:wrap-option="wrap"/>
    </style:style>
    <style:style style:name="gr1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5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981cm" fo:min-width="0cm" fo:padding-top="0.165cm" fo:padding-bottom="0.165cm" fo:padding-left="0.29cm" fo:padding-right="0.29cm" fo:wrap-option="wrap"/>
    </style:style>
    <style:style style:name="gr16" style:family="graphic" style:parent-style-name="standard">
      <style:graphic-properties draw:stroke="none" svg:stroke-color="#000000" draw:fill="none" draw:fill-color="#ffffff" fo:min-height="0.327cm"/>
      <style:paragraph-properties style:writing-mode="lr-tb"/>
    </style:style>
    <style:style style:name="P1" style:family="paragraph">
      <style:paragraph-properties fo:text-align="center"/>
      <style:text-properties style:font-name="Courier New" fo:font-size="16pt" fo:font-weight="bold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16pt" fo:font-weight="bold"/>
    </style:style>
    <style:style style:name="P3" style:family="paragraph">
      <style:paragraph-properties fo:text-align="center"/>
      <style:text-properties style:font-name="Courier New" fo:font-size="16pt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6pt"/>
    </style:style>
    <style:style style:name="P5" style:family="paragraph">
      <style:paragraph-properties fo:text-align="center"/>
      <style:text-properties style:font-name="Courier New" fo:font-size="16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6pt" fo:font-weight="bold" style:font-weight-asian="bold" style:font-weight-complex="bold"/>
    </style:style>
    <style:style style:name="P7" style:family="paragraph">
      <style:paragraph-properties fo:text-align="end"/>
      <style:text-properties style:font-name="Courier New" fo:font-size="16pt"/>
    </style:style>
    <style:style style:name="P8" style:family="paragraph">
      <loext:graphic-properties draw:fill="none" draw:fill-color="#ffffff"/>
      <style:paragraph-properties fo:text-align="end"/>
      <style:text-properties style:font-name="Courier New"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style:font-name="Courier New" fo:font-size="16pt"/>
    </style:style>
    <style:style style:name="P11" style:family="paragraph">
      <loext:graphic-properties draw:fill="none" draw:fill-color="#ffffff"/>
      <style:paragraph-properties fo:text-align="start"/>
      <style:text-properties style:font-name="Courier New" fo:font-size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0.952cm" svg:x="1.587cm" svg:y="3.81cm">
          <draw:text-box>
            <text:p text:style-name="P1">Inputs</text:p>
          </draw:text-box>
        </draw:frame>
        <draw:frame draw:style-name="gr2" draw:text-style-name="P4" draw:layer="layout" svg:width="3.175cm" svg:height="0.89cm" svg:x="1.27cm" svg:y="14.287cm">
          <draw:text-box>
            <text:p text:style-name="P3"><text:span text:style-name="T1">Outputs</text:span></text:p>
          </draw:text-box>
        </draw:frame>
        <draw:frame draw:style-name="gr3" draw:text-style-name="P6" draw:layer="layout" svg:width="5.715cm" svg:height="0.962cm" svg:x="16.51cm" svg:y="0.625cm">
          <draw:text-box>
            <text:p text:style-name="P5"><text:span text:style-name="T1">Display Methods</text:span></text:p>
          </draw:text-box>
        </draw:frame>
        <draw:frame draw:style-name="gr4" draw:text-style-name="P8" draw:layer="layout" svg:width="11.113cm" svg:height="5.363cm" svg:x="4.762cm" svg:y="1.622cm">
          <draw:text-box>
            <text:p text:style-name="P7">*District</text:p>
            <text:p text:style-name="P7">*Planting date</text:p>
            <text:p text:style-name="P7">*Planting density</text:p>
            <text:p text:style-name="P7"><text:span text:style-name="T2">*Seed cost</text:span><text:span text:style-name="T2"> </text:span></text:p>
            <text:p text:style-name="P7"><text:span text:style-name="T2">*Alternatives Scenarios</text:span></text:p>
            <text:p text:style-name="P7"><text:span text:style-name="T2">*Amount of nitrogen fertilizer</text:span></text:p>
            <text:p text:style-name="P7">*Nitrogen cost</text:p>
            <text:p text:style-name="P7">*Baseline or not</text:p>
          </draw:text-box>
        </draw:frame>
        <draw:custom-shape draw:style-name="gr5" draw:text-style-name="P9" draw:layer="layout" svg:width="0.317cm" svg:height="5.398cm" svg:x="4.445cm" svg:y="1.5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10.794cm" svg:height="6.002cm" svg:x="4.763cm" svg:y="12.065cm">
          <draw:text-box>
            <text:p text:style-name="P7">*Total Cost</text:p>
            <text:p text:style-name="P7">*Net Cash Farm Income</text:p>
            <text:p text:style-name="P7">*KCal</text:p>
            <text:p text:style-name="P7">*Protein</text:p>
            <text:p text:style-name="P7">*Fat</text:p>
            <text:p text:style-name="P7">*Cal</text:p>
            <text:p text:style-name="P7">*Iron</text:p>
            <text:p text:style-name="P7">*District Selected</text:p>
            <text:p text:style-name="P7">*Cost/KCal</text:p>
          </draw:text-box>
        </draw:frame>
        <draw:custom-shape draw:style-name="gr7" draw:text-style-name="P9" draw:layer="layout" svg:width="0.317cm" svg:height="5.715cm" svg:x="4.445cm" svg:y="11.74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1" draw:layer="layout" svg:width="4.445cm" svg:height="0.953cm" svg:x="16.51cm" svg:y="2.857cm">
          <draw:text-box>
            <text:p text:style-name="P10"><text:span text:style-name="T2">Select menu</text:span></text:p>
          </draw:text-box>
        </draw:frame>
        <draw:line draw:style-name="gr9" draw:text-style-name="P9" draw:layer="layout" svg:x1="15.557cm" svg:y1="16.827cm" svg:x2="16.192cm" svg:y2="16.827cm">
          <text:p/>
        </draw:line>
        <draw:frame draw:style-name="gr10" draw:text-style-name="P11" draw:layer="layout" svg:width="1.905cm" svg:height="0.89cm" svg:x="16.51cm" svg:y="12.065cm">
          <draw:text-box>
            <text:p text:style-name="P10">Card</text:p>
          </draw:text-box>
        </draw:frame>
        <draw:frame draw:style-name="gr10" draw:text-style-name="P11" draw:layer="layout" svg:width="1.588cm" svg:height="0.89cm" svg:x="16.192cm" svg:y="16.51cm">
          <draw:text-box>
            <text:p text:style-name="P10">Map</text:p>
          </draw:text-box>
        </draw:frame>
        <draw:frame draw:style-name="gr8" draw:text-style-name="P11" draw:layer="layout" svg:width="2.54cm" svg:height="0.953cm" svg:x="16.51cm" svg:y="5.079cm">
          <draw:text-box>
            <text:p text:style-name="P10">Slider</text:p>
          </draw:text-box>
        </draw:frame>
        <draw:frame draw:style-name="gr11" draw:text-style-name="P11" draw:layer="layout" svg:width="4.445cm" svg:height="0.93cm" svg:x="16.51cm" svg:y="6.055cm">
          <draw:text-box>
            <text:p text:style-name="P10">Radio check</text:p>
          </draw:text-box>
        </draw:frame>
        <draw:custom-shape draw:style-name="gr12" draw:text-style-name="P9" draw:layer="layout" svg:width="0.317cm" svg:height="2.857cm" svg:x="15.875cm" svg:y="1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9" draw:layer="layout" svg:width="0.317cm" svg:height="0.952cm" svg:x="15.875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9" draw:layer="layout" svg:x1="15.875cm" svg:y1="6.35cm" svg:x2="16.51cm" svg:y2="6.35cm">
          <text:p/>
        </draw:line>
        <draw:frame draw:style-name="gr14" draw:text-style-name="P11" draw:layer="layout" svg:width="9.842cm" svg:height="2.168cm" svg:x="15.875cm" svg:y="13.97cm">
          <draw:text-box>
            <text:p text:style-name="P10">*Card (means of values)</text:p>
            <text:p text:style-name="P10">*Graph (user selects which of this will be plotted)</text:p>
          </draw:text-box>
        </draw:frame>
        <draw:line draw:style-name="gr9" draw:text-style-name="P9" draw:layer="layout" svg:x1="15.557cm" svg:y1="12.382cm" svg:x2="16.51cm" svg:y2="12.382cm">
          <text:p/>
        </draw:line>
        <draw:custom-shape draw:style-name="gr15" draw:text-style-name="P9" draw:layer="layout" svg:width="0.317cm" svg:height="3.493cm" svg:x="15.557cm" svg:y="13.0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9" draw:layer="layout" svg:x1="15.557cm" svg:y1="17.462cm" svg:x2="16.192cm" svg:y2="17.462cm">
          <text:p/>
        </draw:line>
        <draw:frame draw:style-name="gr16" draw:text-style-name="P11" draw:layer="layout" svg:width="2.223cm" svg:height="0.89cm" svg:x="16.192cm" svg:y="17.203cm">
          <draw:text-box>
            <text:p text:style-name="P10">Rat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4T14:09:58.290000000</dc:date>
    <meta:editing-duration>PT4H19M20S</meta:editing-duration>
    <meta:editing-cycles>6</meta:editing-cycles>
    <meta:generator>LibreOffice/7.4.1.2$Windows_X86_64 LibreOffice_project/3c58a8f3a960df8bc8fd77b461821e42c061c5f0</meta:generator>
    <meta:document-statistic meta:object-count="21"/>
  </office:meta>
</office:document-meta>
</file>